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4-09-03T23:31:06</meta:creation-date>
    <meta:editing-duration>PT00H52M13S</meta:editing-duration>
    <meta:editing-cycles>9</meta:editing-cycles>
    <dc:date>2014-09-04T00:23:18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8pt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chart-properties style:rotation-angle="0"/>
      <style:text-properties fo:font-size="32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2pt" fo:font-weight="bold" style:font-size-asian="8pt" style:font-size-complex="8pt"/>
    </style:style>
    <style:style style:name="ch8" style:family="chart">
      <style:chart-properties chart:auto-position="true" style:rotation-angle="90"/>
      <style:text-properties fo:font-size="3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26pt" fo:font-weight="bold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2.925cm" svg:y="0cm" chart:style-name="ch2">
          <text:p>Normalized Total Parallel Runtime 
For CIV Loops on 8 Processors.
Sequential Runtime is 1.</text:p>
        </chart:title>
        <chart:legend chart:legend-position="end" svg:x="20.147cm" svg:y="5.698cm" chart:style-name="ch3"/>
        <chart:plot-area chart:style-name="ch4" chart:data-source-has-labels="both" svg:x="1.52cm" svg:y="4.311cm" svg:width="26.478cm" svg:height="16.689cm">
          <chart:axis chart:dimension="x" chart:name="primary-x" chart:style-name="ch5">
            <chart:title svg:x="6.525cm" svg:y="19.529cm" chart:style-name="ch6">
              <text:p>Selected Loops That Use CIVs.</text:p>
            </chart:title>
            <chart:categories table:cell-range-address="local-table.$A$2:.$A$11"/>
          </chart:axis>
          <chart:axis chart:dimension="y" chart:name="primary-y" chart:style-name="ch7">
            <chart:title svg:x="1.161cm" svg:y="19.606cm" chart:style-name="ch8">
              <text:p>Normalized Parallel Runtime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>ACTFOR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.211163895486936">
                <text:p>0.211163895486936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407865168539326">
                <text:p>0.407865168539326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314864864864865">
                <text:p>0.314864864864865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160810810810811">
                <text:p>0.160810810810811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112820512820513">
                <text:p>0.0112820512820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